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87ce" officeooo:paragraph-rsid="001387ce"/>
    </style:style>
    <style:style style:name="P2" style:family="paragraph" style:parent-style-name="Standard">
      <style:text-properties officeooo:rsid="001387ce" officeooo:paragraph-rsid="00162c62"/>
    </style:style>
    <style:style style:name="P3" style:family="paragraph" style:parent-style-name="Standard">
      <style:text-properties fo:font-weight="normal" officeooo:rsid="001387ce" officeooo:paragraph-rsid="001387ce" style:font-weight-asian="normal" style:font-weight-complex="normal"/>
    </style:style>
    <style:style style:name="P4" style:family="paragraph" style:parent-style-name="Standard">
      <style:text-properties fo:font-weight="normal" officeooo:rsid="00158851" officeooo:paragraph-rsid="00158851" style:font-weight-asian="normal" style:font-weight-complex="normal"/>
    </style:style>
    <style:style style:name="P5" style:family="paragraph" style:parent-style-name="Standard">
      <style:text-properties fo:font-weight="normal" officeooo:rsid="001bdbc2" officeooo:paragraph-rsid="001bdbc2" style:font-weight-asian="normal" style:font-weight-complex="normal"/>
    </style:style>
    <style:style style:name="P6" style:family="paragraph" style:parent-style-name="Standard">
      <style:text-properties fo:font-weight="normal" officeooo:rsid="001fde0a" officeooo:paragraph-rsid="001fde0a" style:font-weight-asian="normal" style:font-weight-complex="normal"/>
    </style:style>
    <style:style style:name="P7" style:family="paragraph" style:parent-style-name="Standard">
      <style:text-properties fo:font-weight="normal" officeooo:rsid="001fde0a" officeooo:paragraph-rsid="001bdbc2" style:font-weight-asian="normal" style:font-weight-complex="normal"/>
    </style:style>
    <style:style style:name="P8" style:family="paragraph" style:parent-style-name="Standard">
      <style:text-properties fo:font-weight="normal" officeooo:rsid="0024befe" officeooo:paragraph-rsid="0024befe" style:font-weight-asian="normal" style:font-weight-complex="normal"/>
    </style:style>
    <style:style style:name="P9" style:family="paragraph" style:parent-style-name="Standard">
      <style:text-properties fo:font-weight="normal" officeooo:rsid="0028fbf6" officeooo:paragraph-rsid="0028fbf6" style:font-weight-asian="normal" style:font-weight-complex="normal"/>
    </style:style>
    <style:style style:name="P10" style:family="paragraph" style:parent-style-name="Standard">
      <style:text-properties fo:font-weight="normal" officeooo:rsid="00162c62" officeooo:paragraph-rsid="00162c62" style:font-weight-asian="normal" style:font-weight-complex="normal"/>
    </style:style>
    <style:style style:name="P11" style:family="paragraph" style:parent-style-name="Standard">
      <style:text-properties fo:font-weight="normal" officeooo:rsid="00158851" officeooo:paragraph-rsid="0023fb40" fo:background-color="#ffff00" style:font-weight-asian="normal" style:font-weight-complex="normal"/>
    </style:style>
    <style:style style:name="P12" style:family="paragraph" style:parent-style-name="Standard">
      <style:text-properties fo:font-weight="normal" officeooo:rsid="00158851" officeooo:paragraph-rsid="0028fbf6" fo:background-color="#ffff00" style:font-weight-asian="normal" style:font-weight-complex="normal"/>
    </style:style>
    <style:style style:name="P13" style:family="paragraph" style:parent-style-name="Standard">
      <style:text-properties officeooo:paragraph-rsid="0015bebd"/>
    </style:style>
    <style:style style:name="P14" style:family="paragraph" style:parent-style-name="Standard">
      <style:text-properties officeooo:paragraph-rsid="00162c62"/>
    </style:style>
    <style:style style:name="P15" style:family="paragraph" style:parent-style-name="Standard">
      <style:text-properties officeooo:rsid="0017bb8b" officeooo:paragraph-rsid="0017bb8b"/>
    </style:style>
    <style:style style:name="P16" style:family="paragraph" style:parent-style-name="Standard">
      <style:text-properties fo:color="#ff0000" fo:font-weight="normal" officeooo:rsid="0015bebd" officeooo:paragraph-rsid="001bdbc2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87ce" officeooo:paragraph-rsid="001387ce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text-properties fo:font-weight="normal" officeooo:rsid="0017bb8b" officeooo:paragraph-rsid="0017bb8b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bdbc2" officeooo:paragraph-rsid="001bdbc2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4eacb" officeooo:paragraph-rsid="0014eacb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24befe" officeooo:paragraph-rsid="0028fbf6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294a71" officeooo:paragraph-rsid="00294a71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35ac28" officeooo:paragraph-rsid="0035ac28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37911f" officeooo:paragraph-rsid="0037911f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3a5ab1" officeooo:paragraph-rsid="003a5ab1" style:font-weight-asian="normal" style:font-weight-complex="normal"/>
    </style:style>
    <style:style style:name="P26" style:family="paragraph" style:parent-style-name="Standard" style:list-style-name="L1">
      <style:text-properties officeooo:rsid="0017bb8b" officeooo:paragraph-rsid="0017bb8b"/>
    </style:style>
    <style:style style:name="P27" style:family="paragraph" style:parent-style-name="Standard" style:list-style-name="L4">
      <style:text-properties officeooo:rsid="0028fbf6" officeooo:paragraph-rsid="0028fbf6"/>
    </style:style>
    <style:style style:name="P28" style:family="paragraph" style:parent-style-name="Standard">
      <style:text-properties fo:color="#ff0000" officeooo:rsid="00162c62" officeooo:paragraph-rsid="00162c62"/>
    </style:style>
    <style:style style:name="P29" style:family="paragraph" style:parent-style-name="Standard">
      <style:text-properties fo:color="#ff0000" officeooo:rsid="0033f7d0" officeooo:paragraph-rsid="0033f7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7ce" style:font-weight-asian="bold" style:font-weight-complex="bold"/>
    </style:style>
    <style:style style:name="T3" style:family="text">
      <style:text-properties fo:font-weight="bold" officeooo:rsid="00305a0c" style:font-weight-asian="bold" style:font-weight-complex="bold"/>
    </style:style>
    <style:style style:name="T4" style:family="text">
      <style:text-properties fo:font-weight="bold" officeooo:rsid="00162c62" fo:background-color="#ffff00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87ce" style:font-weight-asian="normal" style:font-weight-complex="normal"/>
    </style:style>
    <style:style style:name="T7" style:family="text">
      <style:text-properties fo:font-weight="normal" officeooo:rsid="00162c62" style:font-weight-asian="normal" style:font-weight-complex="normal"/>
    </style:style>
    <style:style style:name="T8" style:family="text">
      <style:text-properties fo:font-weight="normal" officeooo:rsid="00191bf5" style:font-weight-asian="normal" style:font-weight-complex="normal"/>
    </style:style>
    <style:style style:name="T9" style:family="text">
      <style:text-properties fo:font-weight="normal" officeooo:rsid="001ce998" style:font-weight-asian="normal" style:font-weight-complex="normal"/>
    </style:style>
    <style:style style:name="T10" style:family="text">
      <style:text-properties fo:font-weight="normal" officeooo:rsid="001df154" style:font-weight-asian="normal" style:font-weight-complex="normal"/>
    </style:style>
    <style:style style:name="T11" style:family="text">
      <style:text-properties fo:font-weight="normal" officeooo:rsid="0022b10c" style:font-weight-asian="normal" style:font-weight-complex="normal"/>
    </style:style>
    <style:style style:name="T12" style:family="text">
      <style:text-properties fo:font-weight="normal" officeooo:rsid="0024befe" style:font-weight-asian="normal" style:font-weight-complex="normal"/>
    </style:style>
    <style:style style:name="T13" style:family="text">
      <style:text-properties fo:font-weight="normal" fo:background-color="#ffff00" loext:char-shading-value="0" style:font-weight-asian="normal" style:font-weight-complex="normal"/>
    </style:style>
    <style:style style:name="T14" style:family="text">
      <style:text-properties fo:font-weight="normal" officeooo:rsid="00158851" fo:background-color="#ffff00" loext:char-shading-value="0" style:font-weight-asian="normal" style:font-weight-complex="normal"/>
    </style:style>
    <style:style style:name="T15" style:family="text">
      <style:text-properties fo:font-weight="normal" officeooo:rsid="00162c62" fo:background-color="#ffff00" loext:char-shading-value="0" style:font-weight-asian="normal" style:font-weight-complex="normal"/>
    </style:style>
    <style:style style:name="T16" style:family="text">
      <style:text-properties officeooo:rsid="00158851"/>
    </style:style>
    <style:style style:name="T17" style:family="text">
      <style:text-properties officeooo:rsid="00179f3a"/>
    </style:style>
    <style:style style:name="T18" style:family="text">
      <style:text-properties officeooo:rsid="001bbe3f"/>
    </style:style>
    <style:style style:name="T19" style:family="text">
      <style:text-properties officeooo:rsid="001bdbc2"/>
    </style:style>
    <style:style style:name="T20" style:family="text">
      <style:text-properties officeooo:rsid="001df154"/>
    </style:style>
    <style:style style:name="T21" style:family="text">
      <style:text-properties officeooo:rsid="0029d1f6"/>
    </style:style>
    <style:style style:name="T22" style:family="text">
      <style:text-properties officeooo:rsid="002eccfb"/>
    </style:style>
    <style:style style:name="T23" style:family="text">
      <style:text-properties officeooo:rsid="00310627"/>
    </style:style>
    <style:style style:name="T24" style:family="text">
      <style:text-properties officeooo:rsid="0036fcb9"/>
    </style:style>
    <style:style style:name="T25" style:family="text">
      <style:text-properties officeooo:rsid="0038a86d"/>
    </style:style>
    <style:style style:name="T26" style:family="text">
      <style:text-properties officeooo:rsid="003a60d3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es Tests qu’il faudra faire :</text:p>
      <text:p text:style-name="P1"/>
      <text:p text:style-name="P2"><text:span text:style-name="T1">Les</text:span> <text:span text:style-name="T1">Boutons de l’affichage (menu) :</text:span></text:p>
      <text:p text:style-name="P2"><text:span text:style-name="T4">1. <text:s text:c="2"/></text:span><text:span text:style-name="T13">Connexion :</text:span></text:p>
      <text:p text:style-name="P3">IL y aura deux <text:span text:style-name="T17">boites de </text:span>formu<text:span text:style-name="T16">l</text:span>aires qui vont s’af<text:span text:style-name="T16">f</text:span>icher</text:p>
      <text:p text:style-name="P3">-1-<text:span text:style-name="T1"> </text:span><text:span text:style-name="T3">Adresse email</text:span>: Entrer s<text:span text:style-name="T23">a boite email</text:span> .</text:p>
      <text:p text:style-name="P13"><text:span text:style-name="T6">-2-</text:span><text:span text:style-name="T2">Mot de passes </text:span><text:span text:style-name="T6">: Entrer son mot de passes</text:span></text:p>
      <text:p text:style-name="P28"><text:span text:style-name="T6">*</text:span><text:span text:style-name="T5">En cas d’erreur !</text:span></text:p>
      <text:p text:style-name="P29"><text:span text:style-name="T5">Cas vide.</text:span></text:p>
      <text:p text:style-name="P10">Login : le login que vous avez rentrez est faux !</text:p>
      <text:p text:style-name="P10">Mot de passe : Le mot de passe est incorrectes !</text:p>
      <text:p text:style-name="P10">Mot de passe oublié ?</text:p>
      <text:p text:style-name="P15"><text:span text:style-name="T7">I</text:span><text:span text:style-name="T5">l y aura une procédure de récupération du mot de passe, qui va suivre :</text:span></text:p>
      <text:list xml:id="list1855439929" text:style-name="L1">
        <text:list-item>
          <text:p text:style-name="P18">Une boite, pour inscrire la boite email de l’intéressé <text:s/></text:p>
        </text:list-item>
        <text:list-item>
          <text:p text:style-name="P26"><text:span text:style-name="T5">Un message, expliquant qu’un nouveau login et un <text:s/>nouveau mot de passe </text:span><text:span text:style-name="T11">ont</text:span><text:span text:style-name="T5"> été envoyé </text:span><text:span text:style-name="T11">à</text:span><text:span text:style-name="T5"> la boite emai</text:span><text:span text:style-name="T10">l</text:span><text:span text:style-name="T5">, </text:span><text:span text:style-name="T8">pour se con</text:span><text:span text:style-name="T9">n</text:span><text:span text:style-name="T8">ecter et les changer .</text:span><text:span text:style-name="T5"> </text:span></text:p>
        </text:list-item>
      </text:list>
      <text:p text:style-name="P10"/>
      <text:p text:style-name="P14"><text:span text:style-name="T14"><text:s/></text:span><text:span text:style-name="T15">2. <text:s text:c="3"/></text:span><text:span text:style-name="T14">S’inscrire :</text:span></text:p>
      <text:p text:style-name="P4">On va avoir un menu qui va s’afficher contenant:</text:p>
      <text:p text:style-name="P4">Nom : Ex makhoukhene</text:p>
      <text:p text:style-name="P4">Prénom :Mohand oubelkacem</text:p>
      <text:p text:style-name="P4">Adresse email :mohand-oubelkacem@outlook.com</text:p>
      <text:p text:style-name="P4">Mot de passes :azerty</text:p>
      <text:p text:style-name="P4">Confirm<text:span text:style-name="T18">ez le</text:span> mot de passes :azerty</text:p>
      <text:p text:style-name="P4">login : <text:span text:style-name="T22">mohand96</text:span>(sans utiliser de caractères)</text:p>
      <text:p text:style-name="P4"/>
      <text:p text:style-name="P16">*<text:span text:style-name="T19">Les erreurs susceptibles de rencontré :</text:span></text:p>
      <text:list xml:id="list1419635107" text:style-name="L2">
        <text:list-header>
          <text:p text:style-name="P19"/>
        </text:list-header>
        <text:list-item>
          <text:p text:style-name="P24">Nom et pérnom <text:span text:style-name="T25">caractère</text:span></text:p>
        </text:list-item>
        <text:list-item>
          <text:p text:style-name="P23">Champ<text:span text:style-name="T24">s</text:span> vide.</text:p>
        </text:list-item>
        <text:list-item>
          <text:p text:style-name="P25">Adresse email =confirmation</text:p>
        </text:list-item>
        <text:list-item>
          <text:p text:style-name="P19">1) <text:s text:c="2"/>Adresse email :</text:p>
        </text:list-item>
      </text:list>
      <text:p text:style-name="P5">Une adresse email sans le « @ » ! « <text:span text:style-name="T20">L’adresse email que vous avez rentrez est incorrect.</text:span></text:p>
      <text:p text:style-name="P5">Une adresse email déjà enregistré ! <text:span text:style-name="T20">L’adresse email que vous avez rentrez existe déjà.</text:span></text:p>
      <text:p text:style-name="P7"><text:tab/>2) <text:s/>Login :</text:p>
      <text:p text:style-name="P6">Le login contient un caractère spécial ! « Votre login ne doit pas contenir de caractère spécial (-,_,*,\, / ).</text:p>
      <text:p text:style-name="P5"/>
      <text:p text:style-name="P4"/>
      <text:p text:style-name="P11">3. <text:s/>Les plus visités :</text:p>
      <text:list xml:id="list1709341403" text:style-name="L3">
        <text:list-item>
          <text:p text:style-name="P20">Dans la section  « LES PLUS VISITÉS » : il y aura une liste d’articles, avec leurs titre, sélectionner du plus vus au moins vus (Je propose d’avoir 10 artices.</text:p>
        </text:list-item>
      </text:list>
      <text:p text:style-name="P12"/>
      <text:p text:style-name="P12">4. La barre de recherche :</text:p>
      <text:p text:style-name="P9"><text:tab/><text:tab/><text:tab/>Contie<text:span text:style-name="T21">ndrait :</text:span></text:p>
      <text:list xml:id="list2742944651" text:style-name="L4">
        <text:list-item>
          <text:p text:style-name="P21">«-»  :Entre deux dates permettra de situé des années de publication.</text:p>
        </text:list-item>
        <text:list-item>
          <text:p text:style-name="P27"><text:span text:style-name="T12">L</text:span><text:span text:style-name="T5">e nom et le prénom de l’auteur (même si le deuxième n’est pas forcément obligatoires)</text:span></text:p>
        </text:list-item>
        <text:list-item>
          <text:p text:style-name="P22">À défaut du nom de l’auteur, il écrira le titre de la publication.</text:p>
        </text:list-item>
        <text:list-item>
          <text:p text:style-name="P22"/>
        </text:list-item>
      </text:list>
      <text:p text:style-name="P8"><text:tab/></text:p>
      <text:p text:style-name="P8"/>
      <text:list xml:id="list164922264134132" text:continue-list="list1709341403" text:style-name="L3">
        <text:list-header>
          <text:p text:style-name="P20"/>
          <text:p text:style-name="P20"><text:soft-page-break/><text:s text:c="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23:19:48.648575732</meta:creation-date>
    <dc:date>2018-02-13T16:43:00.371818254</dc:date>
    <meta:editing-duration>PT54M2S</meta:editing-duration>
    <meta:editing-cycles>32</meta:editing-cycles>
    <meta:generator>LibreOffice/5.3.7.2$Linux_X86_64 LibreOffice_project/6b8ed514a9f8b44d37a1b96673cbbdd077e24059</meta:generator>
    <meta:document-statistic meta:table-count="0" meta:image-count="0" meta:object-count="0" meta:page-count="2" meta:paragraph-count="42" meta:word-count="332" meta:character-count="1781" meta:non-whitespace-character-count="1477"/>
  </office:meta>
</office:document-meta>
</file>